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140B00001232AB288AC4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TexMathsArgs="14§latex§\begin{table}&#10;\begin{tabular}{ccc|cc|cc}&#10;\hline&#10;&amp; &amp; &amp; &amp; &amp; &amp;  \\&#10;&amp; &amp; &amp; &amp; &amp; &amp; \\&#10;\hline&#10;A &amp; B &amp; x &amp; A &amp; B &amp; T_A &amp; T_B \\&#10;0 &amp; 0 &amp; 0  &amp; 0 &amp; 1 &amp; 0 &amp; 1\\&#10;0 &amp; 0 &amp; 1  &amp; 0 &amp; 0 &amp; 0 &amp; 0\\&#10;0 &amp; 1 &amp; 0  &amp; 0 &amp; 0 &amp; 0 &amp; 1\\&#10;0 &amp; 1 &amp; 1  &amp; 0 &amp; 1 &amp; 0 &amp; 0\\&#10;1 &amp; 0 &amp; 0  &amp; 0 &amp; 0 &amp; 1 &amp; 0\\&#10;1 &amp; 0 &amp; 1  &amp; 0 &amp; 0 &amp; 1 &amp; 0\\&#10;1 &amp; 1 &amp; 0  &amp; 1 &amp; 0 &amp; 0 &amp; 1\\&#10;1 &amp; 1 &amp; 1  &amp; 1 &amp; 1 &amp; 0 &amp; 0\\&#10;\end{tabular}&#10;\end{tabl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8pt" style:font-size-asian="8pt" style:font-size-complex="8pt"/>
    </style:style>
    <style:style style:name="P3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166cm" svg:height="4.572cm" svg:x="0.438cm" svg:y="0.254cm">
          <draw:image xlink:href="Pictures/200000010000140B00001232AB288AC4.svm" xlink:type="simple" xlink:show="embed" xlink:actuate="onLoad">
            <text:p/>
          </draw:image>
        </draw:frame>
        <draw:frame draw:style-name="gr2" draw:text-style-name="P3" draw:layer="layout" svg:width="1.213cm" svg:height="1.141cm" svg:x="0.635cm" svg:y="0.127cm">
          <draw:text-box>
            <text:p text:style-name="P2"><text:span text:style-name="T1">موجودہ</text:span></text:p>
            <text:p text:style-name="P2"><text:span text:style-name="T1">حال</text:span></text:p>
          </draw:text-box>
        </draw:frame>
        <draw:frame draw:style-name="gr2" draw:text-style-name="P3" draw:layer="layout" svg:width="0.997cm" svg:height="1.141cm" svg:x="2.978cm" svg:y="0.127cm">
          <draw:text-box>
            <text:p text:style-name="P2"><text:span text:style-name="T1">اگلے</text:span></text:p>
            <text:p text:style-name="P2"><text:span text:style-name="T1">حال</text:span></text:p>
          </draw:text-box>
        </draw:frame>
        <draw:frame draw:style-name="gr2" draw:text-style-name="P3" draw:layer="layout" svg:width="2.619cm" svg:height="0.696cm" svg:x="4.239cm" svg:y="0.508cm">
          <draw:text-box>
            <text:p text:style-name="P2"><text:span text:style-name="T1">درآمدات کے مساوات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8T11:24:15</dc:date>
    <dc:creator>kkk </dc:creator>
    <meta:generator>LibreOffice/3.3$Linux LibreOffice_project/330m19$Build-401</meta:generator>
    <meta:editing-duration>PT7M41S</meta:editing-duration>
    <meta:editing-cycles>1</meta:editing-cycles>
    <meta:document-statistic meta:object-count="4"/>
  </office:meta>
</office:document-meta>
</file>